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1673in" fo:break-before="auto" style:use-optimal-row-height="false"/>
    </style:style>
    <style:style style:name="ro17" style:family="table-row">
      <style:table-row-properties style:row-height="0.1984in" fo:break-before="auto" style:use-optimal-row-height="false"/>
    </style:style>
    <style:style style:name="ro18" style:family="table-row">
      <style:table-row-properties style:row-height="0.7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3deb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3deb3d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7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40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7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68" office:value-type="string">
            <text:p>Draconis Combine</text:p>
          </table:table-cell>
          <table:table-cell table:style-name="ce76" office:value-type="string">
            <text:p>Lyran Alliance</text:p>
          </table:table-cell>
          <table:table-cell table:style-name="ce79" office:value-type="string">
            <text:p>Free Worlds League</text:p>
          </table:table-cell>
          <table:table-cell table:style-name="ce81" office:value-type="string">
            <text:p>Capellan Confederation</text:p>
          </table:table-cell>
          <table:table-cell table:style-name="ce1"/>
          <table:table-cell table:style-name="ce85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8" office:value-type="string">
            <text:p>House Davion</text:p>
          </table:table-cell>
          <table:table-cell table:style-name="ce74" office:value-type="string">
            <text:p>House Kurita</text:p>
          </table:table-cell>
          <table:table-cell table:style-name="ce77" office:value-type="string">
            <text:p>House Steiner</text:p>
          </table:table-cell>
          <table:table-cell table:style-name="ce80" office:value-type="string">
            <text:p>House Marik</text:p>
          </table:table-cell>
          <table:table-cell table:style-name="ce82" office:value-type="string">
            <text:p>House Liao</text:p>
          </table:table-cell>
          <table:table-cell table:style-name="ce19"/>
          <table:table-cell table:style-name="ce86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9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78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9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9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9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9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9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41" office:value-type="float" office:value="30">
            <text:p>30</text:p>
          </table:table-cell>
          <table:table-cell table:style-name="ce49"/>
          <table:table-cell table:style-name="ce51" office:value-type="string">
            <text:p>HM-1 (3xMBL+LRM5+TAG+ECM+BAP+MASC)</text:p>
          </table:table-cell>
          <table:table-cell table:style-name="ce51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9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9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9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9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9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9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9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9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41" office:value-type="float" office:value="50">
            <text:p>50</text:p>
          </table:table-cell>
          <table:table-cell table:style-name="ce51" office:value-type="string">
            <text:p>LGN-2D (RAC5)</text:p>
          </table:table-cell>
          <table:table-cell table:style-name="ce51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42"/>
          <table:table-cell table:style-name="ce52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3" office:value-type="float" office:value="50">
            <text:p>50</text:p>
          </table:table-cell>
          <table:table-cell table:style-name="ce55" office:value-type="string">
            <text:p>STY-3D (ERPPC+LBL+3xMBL)</text:p>
          </table:table-cell>
          <table:table-cell table:style-name="ce55"/>
          <table:table-cell table:style-name="ce55" office:value-type="string">
            <text:p>STY-3C (2xLBL+2xMBL+SRM4+SBL)</text:p>
          </table:table-cell>
          <table:table-cell table:style-name="ce55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9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9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9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9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9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9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9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9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9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9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9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41" office:value-type="float" office:value="65">
            <text:p>65</text:p>
          </table:table-cell>
          <table:table-cell table:style-name="ce49" table:number-columns-repeated="3"/>
          <table:table-cell table:style-name="ce49" office:value-type="string">
            <text:p>PKM-2C (ArrowIV+HeavyPPC+ECM)</text:p>
          </table:table-cell>
          <table:table-cell table:style-name="ce49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9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9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9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9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4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9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9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9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9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5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9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9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9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9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9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9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9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9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9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9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9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9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9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6" table:number-columns-repeated="3"/>
          <table:table-cell table:style-name="ce56" office:value-type="string">
            <text:p>T-IT-N10M (2xLPL+LRM15+2xSRM6+2xMPL+AMS)</text:p>
          </table:table-cell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7" table:number-columns-repeated="4"/>
          <table:table-cell table:style-name="ce8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8" table:number-columns-spanned="5" table:number-rows-spanned="5"/>
          <table:covered-table-cell table:style-name="ce75"/>
          <table:covered-table-cell table:number-columns-repeated="2" table:style-name="ce58"/>
          <table:covered-table-cell table:style-name="ce8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8"/>
          <table:covered-table-cell table:style-name="ce75"/>
          <table:covered-table-cell table:number-columns-repeated="2" table:style-name="ce58"/>
          <table:covered-table-cell table:style-name="ce8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inion (2xMPL)</text:p>
          </table:table-cell>
          <table:table-cell table:style-name="ce63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60" office:value-type="string">
            <text:p>Scimitar (AC5+SRM4)</text:p>
          </table:table-cell>
          <table:table-cell table:style-name="ce63" office:value-type="string">
            <text:p>Plainsman (2xSRM6+SRM2)</text:p>
          </table:table-cell>
          <table:table-cell table:style-name="ce63" office:value-type="string">
            <text:p>Harasser (2xSRM6)</text:p>
          </table:table-cell>
          <table:table-cell table:style-name="ce63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63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office:value-type="string">
            <text:p>Saladin (AC20)</text:p>
          </table:table-cell>
          <table:table-cell/>
          <table:table-cell table:style-name="ce63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Goblin IFV (LPL+SRM6+2xMG+AMS)</text:p>
          </table:table-cell>
          <table:table-cell table:style-name="ce60" office:value-type="string">
            <text:p>Sabaku Kaze (4xMBL+2xSRM4+2xSBL)</text:p>
          </table:table-cell>
          <table:table-cell table:style-name="ce63" office:value-type="string">
            <text:p>Vedette (UAC5+2xMBL+MG)</text:p>
          </table:table-cell>
          <table:table-cell table:style-name="ce63" office:value-type="string">
            <text:p>Goblin IFV (LPL+SRM6+2xMG+AMS)</text:p>
          </table:table-cell>
          <table:table-cell table:style-name="ce63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Vedette (UAC5+2xMBL+MG)</text:p>
          </table:table-cell>
          <table:table-cell table:style-name="ce60" office:value-type="string">
            <text:p>Bulldog (LBL+2xSRM4+MG)</text:p>
          </table:table-cell>
          <table:table-cell table:style-name="ce6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60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Musketeer (RAC5+2xSSRM2)</text:p>
          </table:table-cell>
          <table:table-cell/>
          <table:table-cell table:style-name="ce60" office:value-type="string">
            <text:p>Glaive (ERLBL+LRM15+2xMG)</text:p>
          </table:table-cell>
          <table:table-cell table:style-name="ce63" office:value-type="string">
            <text:p>Vedette M (Lgauss)</text:p>
          </table:table-cell>
          <table:table-cell table:style-name="ce63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60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60" office:value-type="string">
            <text:p>Tokugawa (LBX10+SSRM6+2xMPL)</text:p>
          </table:table-cell>
          <table:table-cell table:style-name="ce6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63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63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60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60" office:value-type="string">
            <text:p>SRM Carrier (10xSRM6)</text:p>
          </table:table-cell>
          <table:table-cell table:style-name="ce60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anteuffel (RAC5+3xERMBL+ECM)</text:p>
          </table:table-cell>
          <table:table-cell table:style-name="ce60"/>
          <table:table-cell table:style-name="ce63" office:value-type="string">
            <text:p>Manteuffel S (HGauss+MBL+ERSBL)</text:p>
          </table:table-cell>
          <table:table-cell table:style-name="ce60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/>
          <table:table-cell table:style-name="ce60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60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60" office:value-type="string">
            <text:p>Narukami (Gauss+2xPPC+2xAMS)</text:p>
          </table:table-cell>
          <table:table-cell table:style-name="ce60" office:value-type="string">
            <text:p>Gurteltier (Gauss+ERPPC+LRM10+3xMG)</text:p>
          </table:table-cell>
          <table:table-cell table:style-name="ce60" office:value-type="string">
            <text:p>Ontos Mk II (4xMBL+3xMPL+LRM15+SRM6+SRM4)</text:p>
          </table:table-cell>
          <table:table-cell table:style-name="ce63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Glory (RAC5+2xLRM15+2xERMBL)</text:p>
          </table:table-cell>
          <table:table-cell table:style-name="ce60" office:value-type="string">
            <text:p>Schrek C3 (2xPPC+1xLPPC+ECM+AMS)</text:p>
          </table:table-cell>
          <table:table-cell table:style-name="ce60" office:value-type="string">
            <text:p>Fortune (2xLBX20)</text:p>
          </table:table-cell>
          <table:table-cell table:style-name="ce60" office:value-type="string">
            <text:p>Ontos Mk IILG (3xLGauss+2xERMBL)</text:p>
          </table:table-cell>
          <table:table-cell table:style-name="ce63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Challenger (Gauss+LBX10+LRM10+2xMPL+2xSSRM2+SPL+AMS)</text:p>
          </table:table-cell>
          <table:table-cell table:style-name="ce60"/>
          <table:table-cell table:style-name="ce26" office:value-type="string">
            <text:p>DI Morgan (3xERPPC+2xMG)</text:p>
          </table:table-cell>
          <table:table-cell table:style-name="ce26"/>
          <table:table-cell table:style-name="ce60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60"/>
          <table:table-cell table:style-name="ce26" office:value-type="string">
            <text:p>Alacorn VII (2xHGauss)</text:p>
          </table:table-cell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63" office:value-type="string">
            <text:p>Badger (3xERMBL+SSRM2)</text:p>
          </table:table-cell>
          <table:table-cell table:style-name="ce60" office:value-type="string">
            <text:p>Mamono (SnubPPC+MRM40+MG+AMS)</text:p>
          </table:table-cell>
          <table:table-cell table:style-name="ce60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60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63" office:value-type="string">
            <text:p>Striker (LRM15+2xSSRM2)</text:p>
          </table:table-cell>
          <table:table-cell table:style-name="ce63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60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60" office:value-type="string">
            <text:p>Pilum (2xLRM15+2xMPL+2xSSRM2)</text:p>
          </table:table-cell>
          <table:table-cell/>
          <table:table-cell table:style-name="ce60" office:value-type="string">
            <text:p>SturmFeur (2xLRM20+2xMG)</text:p>
          </table:table-cell>
          <table:table-cell table:style-name="ce6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6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63" office:value-type="string">
            <text:p>Marksman (Sniper+2xERSBL)</text:p>
          </table:table-cell>
          <table:table-cell table:style-name="ce60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60" office:value-type="string">
            <text:p>Schiltron (2xArrow+2xMBL+4xSBL)</text:p>
          </table:table-cell>
          <table:table-cell table:style-name="ce60" office:value-type="string">
            <text:p>Chaparral (1xArrow+2xMBL+SRM6)</text:p>
          </table:table-cell>
          <table:table-cell table:style-name="ce60"/>
          <table:table-cell table:style-name="ce60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7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</text:p>
            <text:p><text:s/>VEHICLES</text:p>
          </table:table-cell>
          <table:table-cell/>
          <table:table-cell table:style-name="ce64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BASE VEHICLES</text:p>
          </table:table-cell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60" office:value-type="string">
            <text:p>Packrat</text:p>
          </table:table-cell>
          <table:table-cell table:style-name="ce60" office:value-type="string">
            <text:p>Packrat</text:p>
          </table:table-cell>
          <table:table-cell table:style-name="ce60" office:value-type="string">
            <text:p>Packrat</text:p>
          </table:table-cell>
          <table:table-cell table:style-name="ce60" office:value-type="string">
            <text:p>Packrat</text:p>
          </table:table-cell>
          <table:table-cell table:style-name="ce60" office:value-type="string">
            <text:p>Packrat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Scorpi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Pegasus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number-columns-repeated="5" table:style-name="ce60" office:value-type="string">
            <text:p>Myrmidon</text:p>
          </table:table-cell>
          <table:table-cell table:number-columns-repeated="1017"/>
        </table:table-row>
        <table:table-row table:style-name="ro15">
          <table:table-cell table:style-name="ce34"/>
          <table:table-cell/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Bulldog</text:p>
          </table:table-cell>
          <table:table-cell table:number-columns-repeated="1017"/>
        </table:table-row>
        <table:table-row table:style-name="ro15">
          <table:table-cell table:style-name="ce34"/>
          <table:table-cell/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6" office:value-type="string">
            <text:p>Hunt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number-columns-repeated="5" table:style-name="ce67" office:value-type="string">
            <text:p>Heavy Tracked APC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HEAVY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SSAULT</text:p>
          </table:table-cell>
          <table:table-cell/>
          <table:table-cell table:number-columns-repeated="5" table:style-name="ce66" office:value-type="string">
            <text:p>Demolish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7" office:value-type="string">
            <text:p>LRM Carri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rtillery</text:p>
          </table:table-cell>
          <table:table-cell/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ST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67" office:value-type="string">
            <text:p>2 x Gabriel (replaces Packrat)</text:p>
          </table:table-cell>
          <table:table-cell table:number-columns-repeated="4" table:style-name="ce67" office:value-type="string">
            <text:p>2 x Gabriel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cimitar (replaces Scorpi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aladi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LTV-4 (replaces Myrmidon)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VTOL</text:p>
          </table:table-cell>
          <table:table-cell/>
          <table:table-cell table:number-columns-repeated="5" table:style-name="ce67" office:value-type="string">
            <text:p>Ripp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Warri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Peregrine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7" office:value-type="string">
            <text:p>Saracen (replaces Hunter)</text:p>
          </table:table-cell>
          <table:table-cell table:number-columns-repeated="1017"/>
        </table:table-row>
        <table:table-row table:style-name="ro4" table:number-rows-repeated="5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 UPGRADE</text:p>
          </table:table-cell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26" office:value-type="string">
            <text:p>Darter (replace Packrat)</text:p>
          </table:table-cell>
          <table:table-cell table:style-name="ce26" office:value-type="string">
            <text:p>2 x Skulker (replace Packrat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26" office:value-type="string">
            <text:p>Pegasus (Kurita) (replace Pegasus)</text:p>
          </table:table-cell>
          <table:table-cell table:style-name="ce26"/>
          <table:table-cell table:style-name="ce26" office:value-type="string">
            <text:p>Galleon GAL-102 (replace Scorpion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3"/>
          <table:table-cell table:style-name="ce26" office:value-type="string">
            <text:p>Main Gauche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/>
          <table:table-cell table:style-name="ce26"/>
          <table:table-cell table:style-name="ce60"/>
          <table:table-cell table:style-name="ce26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26" office:value-type="string">
            <text:p>Goblin IFV (replace Bulldog)</text:p>
          </table:table-cell>
          <table:table-cell table:style-name="ce26" office:value-type="string">
            <text:p>Tokugawa (replace Myrmidon)</text:p>
          </table:table-cell>
          <table:table-cell table:style-name="ce26" office:value-type="string">
            <text:p>Glaive (replace Bulldog)</text:p>
          </table:table-cell>
          <table:table-cell table:style-name="ce26" office:value-type="string">
            <text:p>Vedette LG (replace Vedette)</text:p>
          </table:table-cell>
          <table:table-cell table:style-name="ce26" office:value-type="string">
            <text:p>Vedette (Sian) (replace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iger (replace Myrmidon)</text:p>
          </table:table-cell>
          <table:table-cell table:style-name="ce60"/>
          <table:table-cell office:value-type="string">
            <text:p>Manticore (Steiner) (replace Manticore)</text:p>
          </table:table-cell>
          <table:table-cell table:style-name="ce26" office:value-type="string">
            <text:p>Hetzer</text:p>
          </table:table-cell>
          <table:table-cell table:style-name="ce26" office:value-type="string">
            <text:p>Predat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60"/>
          <table:table-cell table:style-name="ce26" office:value-type="string">
            <text:p>Patton (replace Myrmidon)</text:p>
          </table:table-cell>
          <table:table-cell table:style-name="ce26" office:value-type="string">
            <text:p>Gallant (replace Myrmidon)</text:p>
          </table:table-cell>
          <table:table-cell table:number-columns-repeated="1018"/>
        </table:table-row>
        <table:table-row table:style-name="ro4">
          <table:table-cell table:style-name="ce34"/>
          <table:table-cell/>
          <table:table-cell table:style-name="ce26" office:value-type="string">
            <text:p>Manticore (Davion) (replace Manticore)</text:p>
          </table:table-cell>
          <table:table-cell table:style-name="ce26"/>
          <table:table-cell table:style-name="ce26" office:value-type="string">
            <text:p>Rommel</text:p>
          </table:table-cell>
          <table:table-cell table:style-name="ce26" office:value-type="string">
            <text:p>SRM Carrier</text:p>
          </table:table-cell>
          <table:table-cell table:style-name="ce26" office:value-type="string">
            <text:p>Po (replace Myrmid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anteuffel</text:p>
          </table:table-cell>
          <table:table-cell table:style-name="ce26" table:number-columns-repeated="3"/>
          <table:table-cell table:style-name="ce26" office:value-type="string">
            <text:p>Zhukov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yphoon</text:p>
          </table:table-cell>
          <table:table-cell table:style-name="ce26" table:number-columns-repeated="3"/>
          <table:table-cell table:style-name="ce26" office:value-type="string">
            <text:p>Brutus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style-name="ce26" office:value-type="string">
            <text:p>Striker x 2 (replace Hunter)</text:p>
          </table:table-cell>
          <table:table-cell table:style-name="ce26"/>
          <table:table-cell table:style-name="ce26" office:value-type="string">
            <text:p>Hunter Upgrade (replace Hunter)</text:p>
          </table:table-cell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style-name="ce26" office:value-type="string">
            <text:p>Badger</text:p>
          </table:table-cell>
          <table:table-cell table:style-name="ce26" office:value-type="string">
            <text:p>Mamono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table:style-name="ce26" office:value-type="string">
            <text:p>Blizzard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+HEAVY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ASSAULT</text:p>
          </table:table-cell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 office:value-type="string">
            <text:p>Fortune (replaces Demolisher)</text:p>
          </table:table-cell>
          <table:table-cell office:value-type="string">
            <text:p>Ontos II (replace Behemoth)</text:p>
          </table:table-cell>
          <table:table-cell table:number-columns-repeated="1018"/>
        </table:table-row>
        <table:table-row table:style-name="ro15">
          <table:table-cell table:style-name="ce35"/>
          <table:table-cell/>
          <table:table-cell office:value-type="string">
            <text:p>Behemoth (Davion/Armor) (replace Behemoth)</text:p>
          </table:table-cell>
          <table:table-cell office:value-type="string">
            <text:p>Behemoth (Kurita) (replace Behemoth)</text:p>
          </table:table-cell>
          <table:table-cell office:value-type="string">
            <text:p>Gurteltier</text:p>
          </table:table-cell>
          <table:table-cell office:value-type="string">
            <text:p>Ontos III LG (replace Schrek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Alacorn (replace Schrek)</text:p>
          </table:table-cell>
          <table:table-cell/>
          <table:table-cell office:value-type="string">
            <text:p>DI Morgan (replace Schrek)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3"/>
          <table:table-cell office:value-type="string">
            <text:p>Alacorn VII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LRM Support</text:p>
          </table:table-cell>
          <table:table-cell/>
          <table:table-cell office:value-type="string">
            <text:p>Pilum x 2</text:p>
          </table:table-cell>
          <table:table-cell office:value-type="string">
            <text:p>Schiltron (B)</text:p>
          </table:table-cell>
          <table:table-cell office:value-type="string">
            <text:p>Sturmfeur (replace LRM Carrier)</text:p>
          </table:table-cell>
          <table:table-cell/>
          <table:table-cell office:value-type="string">
            <text:p>Heavy LRM Carrier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Artillery</text:p>
          </table:table-cell>
          <table:table-cell/>
          <table:table-cell office:value-type="string">
            <text:p>Pilum (Arrow)</text:p>
          </table:table-cell>
          <table:table-cell office:value-type="string">
            <text:p>Schiltron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3" office:value-type="string">
            <text:p>FACTION+FAST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LIGHT</text:p>
          </table:table-cell>
          <table:table-cell/>
          <table:table-cell office:value-type="string">
            <text:p>Minion (replaces Gabriel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Scimitar (replaces Scorpion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Condor (Davion)</text:p>
          </table:table-cell>
          <table:table-cell table:number-columns-repeated="1021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MED/HEAVY</text:p>
          </table:table-cell>
          <table:table-cell/>
          <table:table-cell office:value-type="string">
            <text:p>Fulcrum (replaces Bulldog)</text:p>
          </table:table-cell>
          <table:table-cell table:number-columns-repeated="1021"/>
        </table:table-row>
        <table:table-row table:style-name="ro4" table:number-rows-repeated="9">
          <table:table-cell table:style-name="ce35"/>
          <table:table-cell table:number-columns-repeated="1023"/>
        </table:table-row>
        <table:table-row table:style-name="ro16">
          <table:table-cell table:style-name="ce35"/>
          <table:table-cell table:number-columns-repeated="1023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/>
          <table:table-cell/>
          <table:table-cell table:style-name="ce60"/>
          <table:table-cell table:style-name="ce67"/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35"/>
          <table:table-cell table:number-columns-repeated="4"/>
          <table:table-cell table:style-name="ce60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67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8">
          <table:table-cell table:style-name="ce37" office:value-type="string">
            <text:p>FACTION</text:p>
            <text:p>LIST</text:p>
            <text:p>EXAMPL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Darter</text:p>
          </table:table-cell>
          <table:table-cell table:style-name="ce67" office:value-type="string">
            <text:p>Gabriel</text:p>
          </table:table-cell>
          <table:table-cell office:value-type="string">
            <text:p>Centipede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Pegasus</text:p>
          </table:table-cell>
          <table:table-cell table:style-name="ce26" office:value-type="string">
            <text:p>Pegasus (Kurita)</text:p>
          </table:table-cell>
          <table:table-cell table:style-name="ce26" office:value-type="string">
            <text:p>Plainsman (Upgrade)</text:p>
          </table:table-cell>
          <table:table-cell table:style-name="ce26" office:value-type="string">
            <text:p>Harasser</text:p>
          </table:table-cell>
          <table:table-cell office:value-type="string">
            <text:p>Plainsman (Upgrade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Goblin IFV</text:p>
          </table:table-cell>
          <table:table-cell table:style-name="ce26" office:value-type="string">
            <text:p>Saracen (MRM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Main Gauche</text:p>
          </table:table-cell>
          <table:table-cell office:value-type="string">
            <text:p>Vedette (Sian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Vedette (NETC Upgrade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Patton</text:p>
          </table:table-cell>
          <table:table-cell table:style-name="ce26" office:value-type="string">
            <text:p>Vedette LG</text:p>
          </table:table-cell>
          <table:table-cell office:value-type="string">
            <text:p>Predato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iger</text:p>
          </table:table-cell>
          <table:table-cell table:style-name="ce26" office:value-type="string">
            <text:p>Tokugawa</text:p>
          </table:table-cell>
          <table:table-cell table:style-name="ce26" office:value-type="string">
            <text:p>Manticore (Steiner)</text:p>
          </table:table-cell>
          <table:table-cell table:number-columns-repeated="2" office:value-type="string">
            <text:p>Bulldog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icore (Davion)</text:p>
          </table:table-cell>
          <table:table-cell table:style-name="ce26" office:value-type="string">
            <text:p>Manticore</text:p>
          </table:table-cell>
          <table:table-cell table:style-name="ce26" office:value-type="string">
            <text:p>Glaive</text:p>
          </table:table-cell>
          <table:table-cell table:style-name="ce26" office:value-type="string">
            <text:p>Hetzer</text:p>
          </table:table-cell>
          <table:table-cell office:value-type="string">
            <text:p>Po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ueffel</text:p>
          </table:table-cell>
          <table:table-cell table:style-name="ce26" office:value-type="string">
            <text:p>Bulldog</text:p>
          </table:table-cell>
          <table:table-cell table:style-name="ce26" office:value-type="string">
            <text:p>Rommel</text:p>
          </table:table-cell>
          <table:table-cell table:style-name="ce26" office:value-type="string">
            <text:p>Gallant</text:p>
          </table:table-cell>
          <table:table-cell office:value-type="string">
            <text:p>Zhukov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yphoon</text:p>
          </table:table-cell>
          <table:table-cell table:style-name="ce26" office:value-type="string">
            <text:p>Sabaku Kaze</text:p>
          </table:table-cell>
          <table:table-cell table:style-name="ce26"/>
          <table:table-cell table:style-name="ce26" office:value-type="string">
            <text:p>SRM Carrier</text:p>
          </table:table-cell>
          <table:table-cell office:value-type="string">
            <text:p>Brutu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Striker x 2</text:p>
          </table:table-cell>
          <table:table-cell table:style-name="ce26" office:value-type="string">
            <text:p>Saracen</text:p>
          </table:table-cell>
          <table:table-cell table:style-name="ce26" office:value-type="string">
            <text:p>Hunter Upgrade</text:p>
          </table:table-cell>
          <table:table-cell table:style-name="ce26" office:value-type="string">
            <text:p>Stygian x 2</text:p>
          </table:table-cell>
          <table:table-cell office:value-type="string">
            <text:p>Hunt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PC</text:p>
          </table:table-cell>
          <table:table-cell/>
          <table:table-cell table:style-name="ce26" office:value-type="string">
            <text:p>Badger APC</text:p>
          </table:table-cell>
          <table:table-cell table:style-name="ce26" office:value-type="string">
            <text:p>Mamono APC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35" office:value-type="string">
            <text:p>with superheavies</text:p>
          </table:table-cell>
          <table:table-cell/>
          <table:table-cell table:style-name="ce26" office:value-type="string">
            <text:p>Challenger X</text:p>
          </table:table-cell>
          <table:table-cell table:style-name="ce26" office:value-type="string">
            <text:p>Narukami</text:p>
          </table:table-cell>
          <table:table-cell table:style-name="ce26" office:value-type="string">
            <text:p>Gurteltier</text:p>
          </table:table-cell>
          <table:table-cell table:style-name="ce26" office:value-type="string">
            <text:p>Ontos II</text:p>
          </table:table-cell>
          <table:table-cell table:style-name="ce67" office:value-type="string">
            <text:p>Demolish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Behemoth (Armor)</text:p>
          </table:table-cell>
          <table:table-cell table:style-name="ce26" office:value-type="string">
            <text:p>Behemoth (Kurita)</text:p>
          </table:table-cell>
          <table:table-cell table:style-name="ce26" office:value-type="string">
            <text:p>Fortune</text:p>
          </table:table-cell>
          <table:table-cell table:style-name="ce26" office:value-type="string">
            <text:p>Ontos III LG</text:p>
          </table:table-cell>
          <table:table-cell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 table:style-name="ce26" office:value-type="string">
            <text:p>Demolisher</text:p>
          </table:table-cell>
          <table:table-cell table:style-name="ce26" office:value-type="string">
            <text:p>DI Morgan</text:p>
          </table:table-cell>
          <table:table-cell table:style-name="ce26" office:value-type="string">
            <text:p>Demolisher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Alacorn</text:p>
          </table:table-cell>
          <table:table-cell table:style-name="ce26" office:value-type="string">
            <text:p>Schrek</text:p>
          </table:table-cell>
          <table:table-cell table:style-name="ce26" office:value-type="string">
            <text:p>Alacorn VII</text:p>
          </table:table-cell>
          <table:table-cell table:style-name="ce26"/>
          <table:table-cell table:number-columns-repeated="1018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Pilum x 2</text:p>
          </table:table-cell>
          <table:table-cell table:style-name="ce26" office:value-type="string">
            <text:p>LRM Carrier</text:p>
          </table:table-cell>
          <table:table-cell table:style-name="ce26" office:value-type="string">
            <text:p>Sturmfeur</text:p>
          </table:table-cell>
          <table:table-cell table:style-name="ce26"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rtillery</text:p>
          </table:table-cell>
          <table:table-cell/>
          <table:table-cell table:style-name="ce26" office:value-type="string">
            <text:p>Pilum (Arrow IV)</text:p>
          </table:table-cell>
          <table:table-cell table:style-name="ce26" office:value-type="string">
            <text:p>Schiltron (B)</text:p>
          </table:table-cell>
          <table:table-cell table:style-name="ce26" office:value-type="string">
            <text:p>Chaparrel</text:p>
          </table:table-cell>
          <table:table-cell table:style-name="ce26"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6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 table:number-rows-repeated="10480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1/08/2016</text:date>, <text:time>13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6-01-08T13:41:09.63</dc:date>
    <meta:editing-duration>P23DT3H36M49S</meta:editing-duration>
    <meta:editing-cycles>108</meta:editing-cycles>
    <meta:generator>OpenOffice.org/3.4$Win32 OpenOffice.org_project/340m1$Build-9590</meta:generator>
    <meta:document-statistic meta:table-count="3" meta:cell-count="1312" meta:object-count="0"/>
  </office:meta>
</office:document-meta>
</file>